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155c9" officeooo:paragraph-rsid="001155c9" style:font-size-asian="14pt" style:font-size-complex="16pt"/>
    </style:style>
    <style:style style:name="P2" style:family="paragraph" style:parent-style-name="Standard">
      <style:text-properties fo:font-size="16pt" officeooo:rsid="0012b675" officeooo:paragraph-rsid="0012b675" style:font-size-asian="14pt" style:font-size-complex="16pt"/>
    </style:style>
    <style:style style:name="P3" style:family="paragraph" style:parent-style-name="Standard">
      <style:text-properties fo:font-size="16pt" officeooo:rsid="0014a445" officeooo:paragraph-rsid="0014a445" style:font-size-asian="14pt" style:font-size-complex="16pt"/>
    </style:style>
    <style:style style:name="P4" style:family="paragraph" style:parent-style-name="Standard">
      <style:text-properties fo:font-size="16pt" officeooo:rsid="001617cc" officeooo:paragraph-rsid="001617cc" style:font-size-asian="14pt" style:font-size-complex="16pt"/>
    </style:style>
    <style:style style:name="P5" style:family="paragraph" style:parent-style-name="Standard">
      <style:text-properties fo:font-size="16pt" officeooo:rsid="00181186" officeooo:paragraph-rsid="00181186" style:font-size-asian="14pt" style:font-size-complex="16pt"/>
    </style:style>
    <style:style style:name="P6" style:family="paragraph" style:parent-style-name="Standard">
      <style:text-properties fo:font-size="16pt" officeooo:rsid="001811e1" officeooo:paragraph-rsid="001811e1" style:font-size-asian="14pt" style:font-size-complex="16pt"/>
    </style:style>
    <style:style style:name="P7" style:family="paragraph" style:parent-style-name="Standard">
      <style:text-properties fo:font-size="16pt" officeooo:rsid="0018891d" officeooo:paragraph-rsid="0018891d" style:font-size-asian="14pt" style:font-size-complex="16pt"/>
    </style:style>
    <style:style style:name="P8" style:family="paragraph" style:parent-style-name="Standard">
      <style:text-properties fo:font-size="16pt" officeooo:rsid="001bc4f3" officeooo:paragraph-rsid="001bc4f3" style:font-size-asian="14pt" style:font-size-complex="16pt"/>
    </style:style>
    <style:style style:name="P9" style:family="paragraph" style:parent-style-name="Standard">
      <style:text-properties fo:font-size="16pt" officeooo:rsid="001da083" officeooo:paragraph-rsid="001da083" style:font-size-asian="14pt" style:font-size-complex="16pt"/>
    </style:style>
    <style:style style:name="T1" style:family="text">
      <style:text-properties officeooo:rsid="00147c7b"/>
    </style:style>
    <style:style style:name="T2" style:family="text">
      <style:text-properties officeooo:rsid="001889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#include&lt;stdio.h&gt;</text:p>
      <text:p text:style-name="P1">int great(int [],int);</text:p>
      <text:p text:style-name="P1">int main()</text:p>
      <text:p text:style-name="P1">{</text:p>
      <text:p text:style-name="P1"><text:s text:c="4"/>int n,i;</text:p>
      <text:p text:style-name="P1"><text:s text:c="4"/>printf("Enter size of array :-");</text:p>
      <text:p text:style-name="P1"><text:s text:c="4"/>scanf("%d",&amp;n);</text:p>
      <text:p text:style-name="P1"><text:s text:c="4"/>int array[n];</text:p>
      <text:p text:style-name="P1"><text:s text:c="4"/>printf("Enter %d elements :-",n);</text:p>
      <text:p text:style-name="P1"><text:s text:c="4"/>for(i=0;i&lt;n;i++)</text:p>
      <text:p text:style-name="P1"><text:s text:c="8"/>scanf("%d",&amp;array[i]);</text:p>
      <text:p text:style-name="P1"><text:s text:c="4"/>printf("The greatest number is %d\n",great(array,n));</text:p>
      <text:p text:style-name="P1">}</text:p>
      <text:p text:style-name="P1"/>
      <text:p text:style-name="P1">int great(int a[],int n)</text:p>
      <text:p text:style-name="P1">{</text:p>
      <text:p text:style-name="P1"><text:s text:c="4"/>int greatest,i;</text:p>
      <text:p text:style-name="P1"><text:s text:c="4"/>greatest=a[0];</text:p>
      <text:p text:style-name="P1"><text:s text:c="4"/>for(i=0;i&lt;n;i++)</text:p>
      <text:p text:style-name="P1"><text:s text:c="4"/>{</text:p>
      <text:p text:style-name="P1"><text:s text:c="8"/>if(a[i]&gt;greatest)</text:p>
      <text:p text:style-name="P1"><text:s text:c="12"/>greatest=a[i];</text:p>
      <text:p text:style-name="P1"><text:s text:c="4"/>}</text:p>
      <text:p text:style-name="P1"><text:s text:c="4"/>return greatest;</text:p>
      <text:p text:style-name="P1">}</text:p>
      <text:p text:style-name="P1"/>
      <text:p text:style-name="P2">2.#include&lt;stdio.h&gt;</text:p>
      <text:p text:style-name="P2">int <text:span text:style-name="T1">small</text:span>(int [],int);</text:p>
      <text:p text:style-name="P2">int main()</text:p>
      <text:p text:style-name="P2">{</text:p>
      <text:p text:style-name="P2"><text:s text:c="4"/>int n,i;</text:p>
      <text:p text:style-name="P2"><text:s text:c="4"/>printf("Enter size of array :-");</text:p>
      <text:p text:style-name="P2"><text:s text:c="4"/>scanf("%d",&amp;n);</text:p>
      <text:p text:style-name="P2"><text:s text:c="4"/>int array[n];</text:p>
      <text:p text:style-name="P2"><text:s text:c="4"/>printf("Enter %d elements :-",n);</text:p>
      <text:p text:style-name="P2"><text:s text:c="4"/>for(i=0;i&lt;n;i++)</text:p>
      <text:p text:style-name="P2"><text:s text:c="8"/>scanf("%d",&amp;array[i]);</text:p>
      <text:p text:style-name="P2"><text:s text:c="4"/>printf("The smallest number is %d\n",<text:span text:style-name="T1">small</text:span>(array,n));</text:p>
      <text:p text:style-name="P2">}</text:p>
      <text:p text:style-name="P2"><text:soft-page-break/></text:p>
      <text:p text:style-name="P2">int <text:span text:style-name="T1">small</text:span>(int a[],int n)</text:p>
      <text:p text:style-name="P2">{</text:p>
      <text:p text:style-name="P2"><text:s text:c="4"/>int smallest,i;</text:p>
      <text:p text:style-name="P2"><text:s text:c="4"/>smallest=a[0];</text:p>
      <text:p text:style-name="P2"><text:s text:c="4"/>for(i=0;i&lt;n;i++)</text:p>
      <text:p text:style-name="P2"><text:s text:c="4"/>{</text:p>
      <text:p text:style-name="P2"><text:s text:c="8"/>if(a[i]&lt;smallest)</text:p>
      <text:p text:style-name="P2"><text:s text:c="12"/>smallest=a[i];</text:p>
      <text:p text:style-name="P2"><text:s text:c="4"/>}</text:p>
      <text:p text:style-name="P2"><text:s text:c="4"/>return smallest;</text:p>
      <text:p text:style-name="P2">}</text:p>
      <text:p text:style-name="P2"/>
      <text:p text:style-name="P2">3.#include&lt;stdio.h&gt;</text:p>
      <text:p text:style-name="P2">int sort(int []);</text:p>
      <text:p text:style-name="P2">int main()</text:p>
      <text:p text:style-name="P2">{</text:p>
      <text:p text:style-name="P2"><text:s text:c="4"/>int a[10],i;</text:p>
      <text:p text:style-name="P2"><text:s text:c="4"/>printf("Enter values for array :-");</text:p>
      <text:p text:style-name="P2"><text:s text:c="4"/>for(i=0;i&lt;10;i++)</text:p>
      <text:p text:style-name="P2"><text:s text:c="8"/>scanf("%d",&amp;a[i]);</text:p>
      <text:p text:style-name="P2"><text:s text:c="4"/>sort(a);</text:p>
      <text:p text:style-name="P2"><text:s text:c="4"/>for(i=0;i&lt;10;i++)</text:p>
      <text:p text:style-name="P2"><text:s text:c="8"/>printf("%d\t",a[i]);</text:p>
      <text:p text:style-name="P2"><text:s text:c="4"/>printf("\n");</text:p>
      <text:p text:style-name="P2"><text:s text:c="4"/>return 0;</text:p>
      <text:p text:style-name="P2">}</text:p>
      <text:p text:style-name="P2"/>
      <text:p text:style-name="P2">int sort(int a[])</text:p>
      <text:p text:style-name="P2">{</text:p>
      <text:p text:style-name="P2"><text:s text:c="4"/>int b,i,j;</text:p>
      <text:p text:style-name="P2"><text:s text:c="4"/>for(i=0;i&lt;10;i++)</text:p>
      <text:p text:style-name="P2"><text:s text:c="4"/>{</text:p>
      <text:p text:style-name="P2"><text:s text:c="8"/>for(j=0;j&lt;10;j++)</text:p>
      <text:p text:style-name="P2"><text:s text:c="8"/>{</text:p>
      <text:p text:style-name="P2"><text:s text:c="12"/>if(a[i]&lt;a[j])</text:p>
      <text:p text:style-name="P2"><text:s text:c="12"/>{</text:p>
      <text:p text:style-name="P2"><text:s text:c="16"/>b=a[i];</text:p>
      <text:p text:style-name="P2"><text:s text:c="16"/>a[i]=a[j];</text:p>
      <text:p text:style-name="P2"><text:soft-page-break/><text:s text:c="16"/>a[j]=b;</text:p>
      <text:p text:style-name="P2"><text:s text:c="12"/>}</text:p>
      <text:p text:style-name="P2"><text:s text:c="8"/>}</text:p>
      <text:p text:style-name="P2"><text:s text:c="4"/>}</text:p>
      <text:p text:style-name="P2"><text:s text:c="4"/>return 0;</text:p>
      <text:p text:style-name="P2">}</text:p>
      <text:p text:style-name="P2"/>
      <text:p text:style-name="P3">4.#include&lt;stdio.h&gt;</text:p>
      <text:p text:style-name="P3">int rotate(int [],int,int);</text:p>
      <text:p text:style-name="P3">int main()</text:p>
      <text:p text:style-name="P3">{</text:p>
      <text:p text:style-name="P3"><text:s text:c="4"/>int a[10],n,i,d;</text:p>
      <text:p text:style-name="P3"><text:s text:c="4"/>printf("Enter elements of array :-");</text:p>
      <text:p text:style-name="P3"><text:s text:c="4"/>for(i=0;i&lt;10;i++)</text:p>
      <text:p text:style-name="P3"><text:s text:c="8"/>scanf("%d",&amp;a[i]);</text:p>
      <text:p text:style-name="P3"><text:s text:c="4"/>printf("Enter position and direction to rotate array:-");</text:p>
      <text:p text:style-name="P3"><text:s text:c="4"/>scanf("%d %d",&amp;n,&amp;d);</text:p>
      <text:p text:style-name="P3"><text:s text:c="4"/>rotate(a,n,d);</text:p>
      <text:p text:style-name="P3"><text:s text:c="4"/>return 0;</text:p>
      <text:p text:style-name="P3">}</text:p>
      <text:p text:style-name="P3"/>
      <text:p text:style-name="P3">int rotate(int a[10],int n,int d)</text:p>
      <text:p text:style-name="P3">{</text:p>
      <text:p text:style-name="P3"><text:s text:c="4"/>int i,j,temp;</text:p>
      <text:p text:style-name="P3"><text:s text:c="4"/>if(d)</text:p>
      <text:p text:style-name="P3"><text:s text:c="4"/>{</text:p>
      <text:p text:style-name="P3"><text:s text:c="8"/>for(i=1;i&lt;=n;i++)</text:p>
      <text:p text:style-name="P3"><text:s text:c="8"/>{</text:p>
      <text:p text:style-name="P3"><text:s text:c="12"/>temp=a[0];</text:p>
      <text:p text:style-name="P3"><text:s text:c="12"/>for(j=0;j&lt;9;j++)</text:p>
      <text:p text:style-name="P3"><text:s text:c="16"/>a[j]=a[j+1];</text:p>
      <text:p text:style-name="P3"><text:s text:c="12"/>a[9]=temp;</text:p>
      <text:p text:style-name="P3"><text:s text:c="8"/>}</text:p>
      <text:p text:style-name="P3"><text:s text:c="4"/>}</text:p>
      <text:p text:style-name="P3"/>
      <text:p text:style-name="P3"><text:s text:c="4"/>else</text:p>
      <text:p text:style-name="P3"><text:s text:c="4"/>{</text:p>
      <text:p text:style-name="P3"><text:s text:c="8"/>for(i=1;i&lt;=n;i++)</text:p>
      <text:p text:style-name="P3"><text:s text:c="8"/>{</text:p>
      <text:p text:style-name="P3"><text:soft-page-break/><text:s text:c="12"/>temp=a[9];</text:p>
      <text:p text:style-name="P3"><text:s text:c="12"/>for(j=9;j&gt;=1;j--)</text:p>
      <text:p text:style-name="P3"><text:s text:c="16"/>a[j]=a[j-1];</text:p>
      <text:p text:style-name="P3"><text:s text:c="12"/>a[0]=temp;</text:p>
      <text:p text:style-name="P3"><text:s text:c="8"/>}</text:p>
      <text:p text:style-name="P3"><text:s text:c="4"/>}</text:p>
      <text:p text:style-name="P3"/>
      <text:p text:style-name="P3"><text:s text:c="4"/>for(i=0;i&lt;10;i++)</text:p>
      <text:p text:style-name="P3"><text:s text:c="8"/>printf("%d\t",a[i]);</text:p>
      <text:p text:style-name="P3"><text:s text:c="4"/>printf("\n");</text:p>
      <text:p text:style-name="P3"><text:s text:c="4"/>return 0;</text:p>
      <text:p text:style-name="P3">}</text:p>
      <text:p text:style-name="P3"/>
      <text:p text:style-name="P4">5.#include&lt;stdio.h&gt;</text:p>
      <text:p text:style-name="P4">int duplicate(int []);</text:p>
      <text:p text:style-name="P4">int main()</text:p>
      <text:p text:style-name="P4">{</text:p>
      <text:p text:style-name="P4"><text:s text:c="4"/>int arr[10],i,s;</text:p>
      <text:p text:style-name="P4"><text:s text:c="4"/>printf("Enter elements of array:- ");</text:p>
      <text:p text:style-name="P4"><text:s text:c="4"/>for(i=0;i&lt;10;i++)</text:p>
      <text:p text:style-name="P4"><text:s text:c="8"/>scanf("%d",&amp;arr[i]);</text:p>
      <text:p text:style-name="P4"><text:s text:c="4"/>s=duplicate(arr);</text:p>
      <text:p text:style-name="P4"><text:s text:c="4"/>printf("First duplicate element is %d",s);</text:p>
      <text:p text:style-name="P4"><text:s text:c="4"/>printf("\n");</text:p>
      <text:p text:style-name="P4"><text:s text:c="4"/>return 0;</text:p>
      <text:p text:style-name="P4">}</text:p>
      <text:p text:style-name="P4"/>
      <text:p text:style-name="P4">int duplicate(int a[10])</text:p>
      <text:p text:style-name="P4">{</text:p>
      <text:p text:style-name="P4"><text:s text:c="4"/>int i,j,val=0;</text:p>
      <text:p text:style-name="P4"><text:s text:c="4"/>for(i=0;i&lt;10;i++)</text:p>
      <text:p text:style-name="P4"><text:s text:c="4"/>{</text:p>
      <text:p text:style-name="P4"><text:s text:c="8"/>for(j=0;j&lt;10;j++)</text:p>
      <text:p text:style-name="P4"><text:s text:c="8"/>{</text:p>
      <text:p text:style-name="P4"><text:s text:c="12"/>if(i==j)</text:p>
      <text:p text:style-name="P4"><text:s text:c="16"/>continue;</text:p>
      <text:p text:style-name="P4"><text:s text:c="12"/>else</text:p>
      <text:p text:style-name="P4"><text:s text:c="16"/>if(a[i]==a[j])</text:p>
      <text:p text:style-name="P4"><text:s text:c="20"/>return a[i];</text:p>
      <text:p text:style-name="P4"><text:soft-page-break/><text:s text:c="8"/>}</text:p>
      <text:p text:style-name="P4"><text:s text:c="4"/>}</text:p>
      <text:p text:style-name="P4">}</text:p>
      <text:p text:style-name="P4"/>
      <text:p text:style-name="P5">6.#include&lt;stdio.h&gt;</text:p>
      <text:p text:style-name="P5">int reverse(int [],int);</text:p>
      <text:p text:style-name="P5">int main()</text:p>
      <text:p text:style-name="P5">{</text:p>
      <text:p text:style-name="P5"><text:s text:c="4"/>int arr[10],i,n;</text:p>
      <text:p text:style-name="P5"><text:s text:c="4"/>printf("Enter elements of array :-");</text:p>
      <text:p text:style-name="P5"><text:s text:c="4"/>for(i=0;i&lt;10;i++)</text:p>
      <text:p text:style-name="P5"><text:s text:c="8"/>scanf("%d",&amp;arr[i]);</text:p>
      <text:p text:style-name="P5"><text:s text:c="4"/>printf("Enter number of elements you want:-");</text:p>
      <text:p text:style-name="P5"><text:s text:c="4"/>scanf("%d",&amp;n);</text:p>
      <text:p text:style-name="P5"><text:s text:c="4"/>int arr2[n];</text:p>
      <text:p text:style-name="P5"><text:s text:c="4"/>for(i=0;i&lt;=n;i++)</text:p>
      <text:p text:style-name="P5"><text:s text:c="8"/>arr2[i]=arr[i];</text:p>
      <text:p text:style-name="P5"><text:s text:c="4"/>reverse(arr,n);</text:p>
      <text:p text:style-name="P5"><text:s text:c="4"/>return 0;</text:p>
      <text:p text:style-name="P5">}</text:p>
      <text:p text:style-name="P5"/>
      <text:p text:style-name="P5">int reverse(int arr2[],int n)</text:p>
      <text:p text:style-name="P5">{</text:p>
      <text:p text:style-name="P5"><text:s text:c="4"/>int i;</text:p>
      <text:p text:style-name="P5"><text:s text:c="4"/>printf("Array in reverse order is :-");</text:p>
      <text:p text:style-name="P5"><text:s text:c="4"/>for(i=n-1;i&gt;=0;i--)</text:p>
      <text:p text:style-name="P5"><text:s text:c="8"/>printf("%d\t",arr2[i]);</text:p>
      <text:p text:style-name="P5"><text:s text:c="4"/>printf("\n");</text:p>
      <text:p text:style-name="P5">}</text:p>
      <text:p text:style-name="P5"/>
      <text:p text:style-name="P6">7.#include&lt;stdio.h&gt;</text:p>
      <text:p text:style-name="P6">int duplicate(int []);</text:p>
      <text:p text:style-name="P6">int main()</text:p>
      <text:p text:style-name="P6">{</text:p>
      <text:p text:style-name="P6"><text:s text:c="4"/>int arr[10],i,s;</text:p>
      <text:p text:style-name="P6"><text:s text:c="4"/>printf("Enter elements of array:- ");</text:p>
      <text:p text:style-name="P6"><text:s text:c="4"/>for(i=0;i&lt;10;i++)</text:p>
      <text:p text:style-name="P6"><text:s text:c="8"/>scanf("%d",&amp;arr[i]);</text:p>
      <text:p text:style-name="P6"><text:s text:c="4"/>s=duplicate(arr);</text:p>
      <text:p text:style-name="P6"><text:soft-page-break/><text:s text:c="4"/>printf("Total duplicate elements are %d",s);</text:p>
      <text:p text:style-name="P6"><text:s text:c="4"/>printf("\n");</text:p>
      <text:p text:style-name="P6"><text:s text:c="4"/>return 0;</text:p>
      <text:p text:style-name="P6">}</text:p>
      <text:p text:style-name="P6"/>
      <text:p text:style-name="P6">int duplicate(int a[10])</text:p>
      <text:p text:style-name="P6">{</text:p>
      <text:p text:style-name="P6"><text:s text:c="4"/>int i,j,count=0;</text:p>
      <text:p text:style-name="P6"><text:s text:c="4"/>for(i=0;i&lt;10;i++)</text:p>
      <text:p text:style-name="P6"><text:s text:c="4"/>{</text:p>
      <text:p text:style-name="P6"><text:s text:c="8"/>for(j=i+1;j&lt;10;j++)</text:p>
      <text:p text:style-name="P6"><text:s text:c="8"/>{</text:p>
      <text:p text:style-name="P6"><text:s text:c="12"/>if(a[i]==a[j])</text:p>
      <text:p text:style-name="P6"><text:tab/> <text:s text:c="2"/><text:span text:style-name="T2">{</text:span></text:p>
      <text:p text:style-name="P6"><text:s text:c="16"/>count++;</text:p>
      <text:p text:style-name="P6"><text:tab/> <text:s text:c="6"/><text:span text:style-name="T2">break;</text:span></text:p>
      <text:p text:style-name="P6"><text:s text:c="12"/><text:span text:style-name="T2">}</text:span></text:p>
      <text:p text:style-name="P6"><text:s text:c="8"/>}</text:p>
      <text:p text:style-name="P6"><text:s text:c="4"/>}</text:p>
      <text:p text:style-name="P6"><text:s text:c="4"/>return count;</text:p>
      <text:p text:style-name="P6">}</text:p>
      <text:p text:style-name="P6"/>
      <text:p text:style-name="P7">8.#include&lt;stdio.h&gt;</text:p>
      <text:p text:style-name="P7">int duplicate(int []);</text:p>
      <text:p text:style-name="P7">int main()</text:p>
      <text:p text:style-name="P7">{</text:p>
      <text:p text:style-name="P7"><text:s text:c="4"/>int arr[10],i,s;</text:p>
      <text:p text:style-name="P7"><text:s text:c="4"/>printf("Enter elements of array:- ");</text:p>
      <text:p text:style-name="P7"><text:s text:c="4"/>for(i=0;i&lt;10;i++)</text:p>
      <text:p text:style-name="P7"><text:s text:c="8"/>scanf("%d",&amp;arr[i]);</text:p>
      <text:p text:style-name="P7"><text:s text:c="4"/>printf("The unique elements are :-\n");</text:p>
      <text:p text:style-name="P7"><text:s text:c="4"/>duplicate(arr);</text:p>
      <text:p text:style-name="P7"><text:s text:c="4"/>printf("\n");</text:p>
      <text:p text:style-name="P7"><text:s text:c="4"/>return 0;</text:p>
      <text:p text:style-name="P7">}</text:p>
      <text:p text:style-name="P7"/>
      <text:p text:style-name="P7">int duplicate(int a[10])</text:p>
      <text:p text:style-name="P7">{</text:p>
      <text:p text:style-name="P7"><text:s text:c="4"/>int i,j,c;</text:p>
      <text:p text:style-name="P7"><text:soft-page-break/><text:s text:c="4"/>for(i=0;i&lt;10;i++)</text:p>
      <text:p text:style-name="P7"><text:s text:c="4"/>{</text:p>
      <text:p text:style-name="P7"><text:s text:c="8"/>c=1;</text:p>
      <text:p text:style-name="P7"><text:s text:c="8"/>for(j=i+1;j&lt;10;j++)</text:p>
      <text:p text:style-name="P7"><text:s text:c="8"/>{</text:p>
      <text:p text:style-name="P7"><text:s text:c="12"/>if(a[i]==a[j])</text:p>
      <text:p text:style-name="P7"><text:s text:c="16"/>c=0;</text:p>
      <text:p text:style-name="P7"><text:s text:c="8"/>}</text:p>
      <text:p text:style-name="P7"><text:s text:c="8"/>if(c)</text:p>
      <text:p text:style-name="P7"><text:s text:c="12"/>printf("%d\t",a[i]);</text:p>
      <text:p text:style-name="P7"><text:s text:c="4"/>}</text:p>
      <text:p text:style-name="P7"><text:s text:c="4"/>return 0;</text:p>
      <text:p text:style-name="P7">}</text:p>
      <text:p text:style-name="P7"/>
      <text:p text:style-name="P8">9.#include&lt;stdio.h&gt;</text:p>
      <text:p text:style-name="P8">int sort(int [],int);</text:p>
      <text:p text:style-name="P8">int merge(int[],int[],int);</text:p>
      <text:p text:style-name="P8">int main()</text:p>
      <text:p text:style-name="P8">{</text:p>
      <text:p text:style-name="P8"><text:s text:c="4"/>int i,n;</text:p>
      <text:p text:style-name="P8"><text:s text:c="4"/>printf("Enter size of array :-");</text:p>
      <text:p text:style-name="P8"><text:s text:c="4"/>scanf("%d",&amp;n);</text:p>
      <text:p text:style-name="P8"><text:s text:c="4"/>int arr1[n],arr2[n];</text:p>
      <text:p text:style-name="P8"><text:s text:c="4"/>printf("Enter values for 1st array :-");</text:p>
      <text:p text:style-name="P8"><text:s text:c="4"/>for(i=0;i&lt;n;i++)</text:p>
      <text:p text:style-name="P8"><text:s text:c="8"/>scanf("%d",&amp;arr1[i]);</text:p>
      <text:p text:style-name="P8"><text:s text:c="4"/>printf("Enter values for 2nd array :-");</text:p>
      <text:p text:style-name="P8"><text:s text:c="4"/>for(i=0;i&lt;n;i++)</text:p>
      <text:p text:style-name="P8"><text:s text:c="8"/>scanf("%d",&amp;arr2[i]);</text:p>
      <text:p text:style-name="P8"><text:s text:c="4"/>sort(arr1,n);</text:p>
      <text:p text:style-name="P8"><text:s text:c="4"/>sort(arr2,n);</text:p>
      <text:p text:style-name="P8"><text:s text:c="4"/>printf("1st array:-");</text:p>
      <text:p text:style-name="P8"><text:s text:c="4"/>for(i=0;i&lt;n;i++)</text:p>
      <text:p text:style-name="P8"><text:s text:c="8"/>printf("%d\t",arr1[i]);</text:p>
      <text:p text:style-name="P8"><text:s text:c="4"/>printf("\n2nd array:-");</text:p>
      <text:p text:style-name="P8"><text:s text:c="4"/>for(i=0;i&lt;n;i++)</text:p>
      <text:p text:style-name="P8"><text:s text:c="8"/>printf("%d\t",arr2[i]);</text:p>
      <text:p text:style-name="P8"><text:s text:c="4"/>printf("\nMerged array is :-");</text:p>
      <text:p text:style-name="P8"><text:s text:c="4"/>merge(arr1,arr2,n);</text:p>
      <text:p text:style-name="P8"><text:soft-page-break/><text:s text:c="4"/>printf("\n");</text:p>
      <text:p text:style-name="P8"><text:s text:c="4"/>return 0;</text:p>
      <text:p text:style-name="P8">}</text:p>
      <text:p text:style-name="P8"/>
      <text:p text:style-name="P8">int sort(int a[],int n)</text:p>
      <text:p text:style-name="P8">{</text:p>
      <text:p text:style-name="P8"><text:s text:c="4"/>int b,i,j;</text:p>
      <text:p text:style-name="P8"><text:s text:c="4"/>for(i=0;i&lt;n;i++)</text:p>
      <text:p text:style-name="P8"><text:s text:c="4"/>{</text:p>
      <text:p text:style-name="P8"><text:s text:c="8"/>for(j=0;j&lt;n;j++)</text:p>
      <text:p text:style-name="P8"><text:s text:c="8"/>{</text:p>
      <text:p text:style-name="P8"><text:s text:c="12"/>if(a[i]&gt;a[j])</text:p>
      <text:p text:style-name="P8"><text:s text:c="12"/>{</text:p>
      <text:p text:style-name="P8"><text:s text:c="16"/>b=a[i];</text:p>
      <text:p text:style-name="P8"><text:s text:c="16"/>a[i]=a[j];</text:p>
      <text:p text:style-name="P8"><text:s text:c="16"/>a[j]=b;</text:p>
      <text:p text:style-name="P8"><text:s text:c="12"/>}</text:p>
      <text:p text:style-name="P8"><text:s text:c="8"/>}</text:p>
      <text:p text:style-name="P8"><text:s text:c="4"/>}</text:p>
      <text:p text:style-name="P8"><text:s text:c="4"/>return 0;</text:p>
      <text:p text:style-name="P8">}</text:p>
      <text:p text:style-name="P8"/>
      <text:p text:style-name="P8">int merge(int arr1[],int arr2[],int n)</text:p>
      <text:p text:style-name="P8">{</text:p>
      <text:p text:style-name="P8"><text:s text:c="4"/>int arr[2*n],i,j;</text:p>
      <text:p text:style-name="P8"><text:s text:c="4"/>for(i=0;i&lt;n;i++)</text:p>
      <text:p text:style-name="P8"><text:s text:c="8"/>arr[i]=arr1[i];</text:p>
      <text:p text:style-name="P8"><text:s text:c="4"/>for(i=n,j=0;i&lt;2*n,j&lt;n;i++,j++)</text:p>
      <text:p text:style-name="P8"><text:s text:c="8"/>arr[i]=arr2[j];</text:p>
      <text:p text:style-name="P8"><text:s text:c="4"/>for(i=0;i&lt;2*n;i++)</text:p>
      <text:p text:style-name="P8"><text:s text:c="8"/>printf("%d\t",arr[i]);</text:p>
      <text:p text:style-name="P8"><text:s text:c="4"/>return 0;</text:p>
      <text:p text:style-name="P8">}</text:p>
      <text:p text:style-name="P8"/>
      <text:p text:style-name="P9">10.#include&lt;stdio.h&gt;</text:p>
      <text:p text:style-name="P9">int count(int [],int,int);</text:p>
      <text:p text:style-name="P9">int duplicate(int [],int);</text:p>
      <text:p text:style-name="P9">int main()</text:p>
      <text:p text:style-name="P9">{</text:p>
      <text:p text:style-name="P9"><text:soft-page-break/><text:s text:c="4"/>int i,n;</text:p>
      <text:p text:style-name="P9"><text:s text:c="4"/>printf("Enter size of array :-");</text:p>
      <text:p text:style-name="P9"><text:s text:c="4"/>scanf("%d",&amp;n);</text:p>
      <text:p text:style-name="P9"><text:s text:c="4"/>int arr[n];</text:p>
      <text:p text:style-name="P9"><text:s text:c="4"/>printf("Enter values for array :-");</text:p>
      <text:p text:style-name="P9"><text:s text:c="4"/>for(i=0;i&lt;n;i++)</text:p>
      <text:p text:style-name="P9"><text:s text:c="8"/>scanf("%d",&amp;arr[i]);</text:p>
      <text:p text:style-name="P9"><text:s text:c="4"/>duplicate(arr,n);</text:p>
      <text:p text:style-name="P9"><text:s text:c="4"/>return 0;</text:p>
      <text:p text:style-name="P9">}</text:p>
      <text:p text:style-name="P9"/>
      <text:p text:style-name="P9">int duplicate(int arr[],int n)</text:p>
      <text:p text:style-name="P9">{</text:p>
      <text:p text:style-name="P9"><text:s text:c="4"/>int i,j,c;</text:p>
      <text:p text:style-name="P9"><text:s text:c="4"/>for(i=0;i&lt;n;i++)</text:p>
      <text:p text:style-name="P9"><text:s text:c="4"/>{</text:p>
      <text:p text:style-name="P9"><text:s text:c="8"/>c=1;</text:p>
      <text:p text:style-name="P9"><text:s text:c="8"/>for(j=i+1;j&lt;n;j++)</text:p>
      <text:p text:style-name="P9"><text:s text:c="8"/>{</text:p>
      <text:p text:style-name="P9"><text:s text:c="12"/>if(arr[i]==arr[j])</text:p>
      <text:p text:style-name="P9"><text:s text:c="16"/>c=0;</text:p>
      <text:p text:style-name="P9"><text:s text:c="8"/>}</text:p>
      <text:p text:style-name="P9"><text:s text:c="8"/>if(c)</text:p>
      <text:p text:style-name="P9"><text:s text:c="12"/>count(arr,n,i);</text:p>
      <text:p text:style-name="P9"><text:s text:c="4"/>}</text:p>
      <text:p text:style-name="P9"><text:s text:c="4"/>return 0;</text:p>
      <text:p text:style-name="P9">}</text:p>
      <text:p text:style-name="P9"/>
      <text:p text:style-name="P9">int count(int arr[],int n,int i)</text:p>
      <text:p text:style-name="P9">{</text:p>
      <text:p text:style-name="P9"><text:s text:c="4"/>int j,count=0;</text:p>
      <text:p text:style-name="P9"><text:s text:c="4"/>for(j=0;j&lt;n;j++)</text:p>
      <text:p text:style-name="P9"><text:s text:c="4"/>{</text:p>
      <text:p text:style-name="P9"><text:s text:c="8"/>if(arr[i]==arr[j])</text:p>
      <text:p text:style-name="P9"><text:s text:c="12"/>count++;</text:p>
      <text:p text:style-name="P9"><text:s text:c="4"/>}</text:p>
      <text:p text:style-name="P9"><text:s text:c="4"/>printf("%d occurs %d time\n",arr[i],count);</text:p>
      <text:p text:style-name="P9"><text:s text:c="4"/>return 0;</text:p>
      <text:p text:style-name="P9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20:02:07.501589091</meta:creation-date>
    <dc:date>2022-08-05T19:11:27.572175205</dc:date>
    <meta:editing-duration>PT2H57M2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9" meta:paragraph-count="328" meta:word-count="549" meta:character-count="5887" meta:non-whitespace-character-count="4144"/>
  </office:meta>
</office:document-meta>
</file>